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3">
      <style:text-properties officeooo:paragraph-rsid="00185076"/>
    </style:style>
    <style:style style:name="P2" style:family="paragraph" style:parent-style-name="Standard" style:list-style-name="L7">
      <style:text-properties officeooo:paragraph-rsid="00189591"/>
    </style:style>
    <style:style style:name="P3" style:family="paragraph" style:parent-style-name="Standard" style:list-style-name="L7">
      <style:text-properties officeooo:paragraph-rsid="00213520"/>
    </style:style>
    <style:style style:name="P4" style:family="paragraph" style:parent-style-name="Standard">
      <style:text-properties officeooo:paragraph-rsid="00213520"/>
    </style:style>
    <style:style style:name="T1" style:family="text">
      <style:text-properties officeooo:rsid="002ce19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Giai đoạn 1: Làm quen với chứng khoán (1-2 tuần)</text:span></text:h>
      <text:p text:style-name="Standard"/>
      <text:list text:style-name="L3">
        <text:list-item>
          <text:p text:style-name="P1">Khái niệm chứng khoán, cổ phiếu, trái phiếu, chứng chỉ quỹ, phái sinh.</text:p>
          <text:p text:style-name="P1"/>
        </text:list-item>
      </text:list>
      <text:list text:style-name="L7">
        <text:list-item>
          <text:p text:style-name="P2">Chứng khoán là gì</text:p>
          <text:p text:style-name="P3">là những giấy tờ có giá xác định quyền sở hữu một phần của công ty giá của chứng khoán tăng theo giá trị của công ty </text:p>
          <text:p text:style-name="P3"/>
        </text:list-item>
        <text:list-item>
          <text:p text:style-name="P3">cổ phiếu là gì</text:p>
          <text:p text:style-name="P3">cổ phiếu là tài sản chứng minh quyên sở hữu của bạn đối với tổ chức khi bạn sở hữu cổ phiếu tức bạn đang sở hưu một phần của tổ chức đó</text:p>
        </text:list-item>
      </text:list>
      <text:p text:style-name="P4"/>
      <text:list text:continue-numbering="true" text:style-name="L7">
        <text:list-item>
          <text:p text:style-name="P3">trái phiếu<text:span text:style-name="T1">(chứng khoán nợ)</text:span> là gì</text:p>
          <text:p text:style-name="P3"/>
          <text:p text:style-name="P3"/>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2T11:27:53.797361693</meta:creation-date>
    <dc:date>2025-06-22T16:17:06.859245466</dc:date>
    <meta:editing-duration>PT1H36M26S</meta:editing-duration>
    <meta:editing-cycles>13</meta:editing-cycles>
    <meta:generator>LibreOffice/24.2.7.2$Linux_X86_64 LibreOffice_project/420$Build-2</meta:generator>
    <meta:document-statistic meta:table-count="0" meta:image-count="0" meta:object-count="0" meta:page-count="1" meta:paragraph-count="10" meta:word-count="106" meta:character-count="443" meta:non-whitespace-character-count="352"/>
  </office:meta>
</office:document-meta>
</file>